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60.18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77.33mm"/>
    </style:style>
    <style:style style:name="co5" style:family="table-column">
      <style:table-column-properties fo:break-before="auto" style:column-width="101.04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49.02mm"/>
    </style:style>
    <style:style style:name="co8" style:family="table-column">
      <style:table-column-properties fo:break-before="auto" style:column-width="46.28mm"/>
    </style:style>
    <style:style style:name="co9" style:family="table-column">
      <style:table-column-properties fo:break-before="auto" style:column-width="57.73mm"/>
    </style:style>
    <style:style style:name="co10" style:family="table-column">
      <style:table-column-properties fo:break-before="auto" style:column-width="34.5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80.17mm"/>
    </style:style>
    <style:style style:name="ro1" style:family="table-row">
      <style:table-row-properties style:row-height="5.01mm" fo:break-before="auto" style:use-optimal-row-height="true"/>
    </style:style>
    <style:style style:name="ro2" style:family="table-row">
      <style:table-row-properties style:row-height="27.38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27.5mm" fo:break-before="auto" style:use-optimal-row-height="true"/>
    </style:style>
    <style:style style:name="ro5" style:family="table-row">
      <style:table-row-properties style:row-height="36.49mm" fo:break-before="auto" style:use-optimal-row-height="true"/>
    </style:style>
    <style:style style:name="ro6" style:family="table-row">
      <style:table-row-properties style:row-height="36.32mm" fo:break-before="auto" style:use-optimal-row-height="true"/>
    </style:style>
    <style:style style:name="ro7" style:family="table-row">
      <style:table-row-properties style:row-height="45.49mm" fo:break-before="auto" style:use-optimal-row-height="true"/>
    </style:style>
    <style:style style:name="ro8" style:family="table-row">
      <style:table-row-properties style:row-height="31.84mm" fo:break-before="auto" style:use-optimal-row-height="true"/>
    </style:style>
    <style:style style:name="ro9" style:family="table-row">
      <style:table-row-properties style:row-height="23mm" fo:break-before="auto" style:use-optimal-row-height="true"/>
    </style:style>
    <style:style style:name="ro10" style:family="table-row">
      <style:table-row-properties style:row-height="85.97mm" fo:break-before="auto" style:use-optimal-row-height="true"/>
    </style:style>
    <style:style style:name="ro11" style:family="table-row">
      <style:table-row-properties style:row-height="14.01mm" fo:break-before="auto" style:use-optimal-row-height="true"/>
    </style:style>
    <style:style style:name="ro12" style:family="table-row">
      <style:table-row-properties style:row-height="72.48mm" fo:break-before="auto" style:use-optimal-row-height="true"/>
    </style:style>
    <style:style style:name="ro13" style:family="table-row">
      <style:table-row-properties style:row-height="18.5mm" fo:break-before="auto" style:use-optimal-row-height="true"/>
    </style:style>
    <style:style style:name="ro14" style:family="table-row">
      <style:table-row-properties style:row-height="45.28mm" fo:break-before="auto" style:use-optimal-row-height="true"/>
    </style:style>
    <style:style style:name="ro15" style:family="table-row">
      <style:table-row-properties style:row-height="94.97mm" fo:break-before="auto" style:use-optimal-row-height="true"/>
    </style:style>
    <style:style style:name="ro16" style:family="table-row">
      <style:table-row-properties style:row-height="75.55mm" fo:break-before="auto" style:use-optimal-row-height="true"/>
    </style:style>
    <style:style style:name="ro17" style:family="table-row">
      <style:table-row-properties style:row-height="75.92mm" fo:break-before="auto" style:use-optimal-row-height="true"/>
    </style:style>
    <style:style style:name="ro18" style:family="table-row">
      <style:table-row-properties style:row-height="91.35mm" fo:break-before="auto" style:use-optimal-row-height="true"/>
    </style:style>
    <style:style style:name="ro19" style:family="table-row">
      <style:table-row-properties style:row-height="91.79mm" fo:break-before="auto" style:use-optimal-row-height="true"/>
    </style:style>
    <style:style style:name="ro20" style:family="table-row">
      <style:table-row-properties style:row-height="32mm" fo:break-before="auto" style:use-optimal-row-height="true"/>
    </style:style>
    <style:style style:name="ro21" style:family="table-row">
      <style:table-row-properties style:row-height="67.98mm" fo:break-before="auto" style:use-optimal-row-height="true"/>
    </style:style>
    <style:style style:name="ro22" style:family="table-row">
      <style:table-row-properties style:row-height="180.4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 fo:border="0.06pt solid #000000" style:vertical-align="to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 fo:border="0.06pt solid #000000" style:vertical-align="top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wrap-option="wrap" style:vertical-align="to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wrap-option="wrap" fo:border="0.06pt solid #000000" style:vertical-align="to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wrap-option="wrap" fo:border="0.06pt solid #000000" style:vertical-align="top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Droid Sans Fallback" style:font-size-asian="11pt" style:font-name-complex="FreeSans1" style:font-size-complex="11pt"/>
    </style:style>
    <style:style style:name="ce7" style:family="table-cell" style:parent-style-name="Default">
      <style:table-cell-properties fo:wrap-option="wrap" style:vertical-align="top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none" style:country-asian="none" style:font-size-complex="11pt"/>
    </style:style>
    <style:style style:name="ce9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hi" style:country-asian="IN" style:font-size-complex="11pt"/>
    </style:style>
    <style:style style:name="ce10" style:family="table-cell" style:parent-style-name="Default">
      <style:table-cell-properties fo:wrap-option="wrap" fo:border="0.06pt solid #000000" style:shrink-to-fit="false" style:vertical-align="top"/>
      <style:text-properties style:font-name="Liberation Sans" fo:font-size="11pt" style:font-name-asian="FreeSans" style:font-size-asian="11pt" style:language-asian="none" style:country-asian="none" style:font-name-complex="FreeSans" style:font-size-complex="11pt"/>
    </style:style>
    <style:style style:name="ce11" style:family="table-cell" style:parent-style-name="Default">
      <style:table-cell-properties fo:wrap-option="wrap" fo:border="0.06pt solid #000000" style:shrink-to-fit="false" style:vertical-align="top"/>
      <style:text-properties style:font-name="Liberation Sans" fo:font-size="11pt" style:font-name-asian="FreeSans" style:font-size-asian="12pt" style:language-asian="none" style:country-asian="none" style:font-name-complex="FreeSans" style:font-size-complex="11pt"/>
    </style:style>
    <style:style style:name="ce12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none" style:country-asian="none" style:font-name-complex="FreeSans" style:font-size-complex="11pt"/>
    </style:style>
    <style:style style:name="ce13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2pt" style:language-asian="none" style:country-asian="none" style:font-name-complex="FreeSans" style:font-size-complex="11pt"/>
    </style:style>
    <style:style style:name="ce14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hi" style:country-asian="IN" style:font-name-complex="DejaVu Sans" style:font-size-complex="11pt" style:language-complex="en" style:country-complex="US"/>
    </style:style>
    <style:style style:name="ce15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2pt" style:language-asian="none" style:country-asian="none" style:font-size-complex="11pt"/>
    </style:style>
    <style:style style:name="ce16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hi" style:country-asian="IN" style:font-name-complex="FreeSans1" style:font-size-complex="11pt"/>
    </style:style>
    <style:style style:name="ce17" style:family="table-cell" style:parent-style-name="Default">
      <style:table-cell-properties fo:wrap-option="wrap" fo:border="0.06pt solid #000000" style:vertical-align="top"/>
      <style:text-properties style:font-name="Liberation Sans" fo:font-size="12pt" style:font-name-asian="FreeSans" style:font-size-asian="12pt" style:language-asian="none" style:country-asian="none" style:font-name-complex="FreeSans" style:font-size-complex="11pt"/>
    </style:style>
    <style:style style:name="ce18" style:family="table-cell" style:parent-style-name="Default">
      <style:table-cell-properties fo:wrap-option="wrap" fo:border="0.06pt solid #000000" style:vertical-align="top"/>
      <style:text-properties style:font-name="Liberation Sans" fo:font-size="11pt" fo:language="none" fo:country="none" style:font-name-asian="FreeSans" style:font-size-asian="12pt" style:language-asian="none" style:country-asian="none" style:font-size-complex="11pt"/>
    </style:style>
    <style:style style:name="ce19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2pt" style:language-asian="none" style:country-asian="none" style:font-name-complex="DejaVu Sans" style:font-size-complex="11pt" style:language-complex="en" style:country-complex="US"/>
    </style:style>
    <style:style style:name="ce2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Free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border="0.06pt solid #000000" style:vertical-align="top"/>
      <style:text-properties fo:color="#00cc33" style:font-name="Liberation Sans" fo:font-size="11pt" style:font-size-asian="11pt" style:font-size-complex="11pt"/>
    </style:style>
    <style:style style:name="ce25" style:family="table-cell" style:parent-style-name="Default">
      <style:table-cell-properties fo:wrap-option="wrap" fo:border="0.06pt solid #000000" style:vertical-align="top"/>
      <style:text-properties fo:color="#ff3333" style:font-name="Liberation Sans" fo:font-size="11pt" style:font-name-asian="Noto Sans CJK SC Regular" style:font-size-asian="11pt" style:font-name-complex="FreeSans1" style:font-size-complex="11pt"/>
    </style:style>
    <style:style style:name="ce26" style:family="table-cell" style:parent-style-name="Default">
      <style:table-cell-properties fo:wrap-option="wrap" fo:border="0.06pt solid #000000" style:vertical-align="top"/>
      <style:text-properties fo:color="#ff3333" style:font-name="Liberation Sans" fo:font-size="11pt" style:font-size-asian="11pt" style:font-size-complex="11pt"/>
    </style:style>
    <style:style style:name="ce27" style:family="table-cell" style:parent-style-name="Default">
      <style:table-cell-properties fo:wrap-option="wrap" fo:border="0.06pt solid #000000" style:vertical-align="top"/>
      <style:text-properties fo:color="#ff3333" style:font-name="Liberation Sans" fo:font-size="11pt" style:font-name-asian="Droid Sans Fallback" style:font-size-asian="11pt" style:font-name-complex="FreeSans1" style:font-size-complex="11pt"/>
    </style:style>
    <style:style style:name="T1" style:family="text">
      <style:text-properties fo:font-size="12pt" style:letter-kerning="true" style:country-asian="none" style:font-name-asian="FreeSans" style:font-name-complex="FreeSans" style:font-size-asian="12pt"/>
    </style:style>
    <style:style style:name="T2" style:family="text">
      <style:text-properties style:font-name="Liberation Sans" style:letter-kerning="true" style:country-asian="none" style:font-name-asian="FreeSans" style:font-size-asian="12pt"/>
    </style:style>
    <style:style style:name="T3" style:family="text">
      <style:text-properties style:letter-kerning="true" style:country-asian="none" style:font-name-asian="FreeSans" style:font-size-asian="12pt"/>
    </style:style>
    <style:style style:name="T4" style:family="text">
      <style:text-properties style:font-name="Liberation Sans" style:letter-kerning="true" style:country-asian="none" style:font-name-asian="FreeSans" style:font-name-complex="FreeSans" style:font-size-asian="12pt"/>
    </style:style>
    <style:style style:name="T5" style:family="text">
      <style:text-properties style:letter-kerning="true" style:country-asian="none" style:font-name-asian="FreeSans" style:font-name-complex="FreeSans" style:font-size-asian="12pt"/>
    </style:style>
    <style:style style:name="T6" style:family="text">
      <style:text-properties style:letter-kerning="true" fo:country="none" style:country-asian="none" style:font-name-asian="FreeSans" style:font-size-asian="12pt"/>
    </style:style>
    <style:style style:name="T7" style:family="text">
      <style:text-properties fo:font-size="12pt" style:letter-kerning="true" style:country-asian="none" style:country-complex="none" style:font-name-asian="FreeSans" style:font-name-complex="FreeSans" style:font-size-asian="12pt"/>
    </style:style>
    <style:style style:name="T8" style:family="text">
      <style:text-properties style:font-name="Liberation Sans" style:letter-kerning="true" style:country-asian="none" style:country-complex="none" style:font-name-asian="FreeSans" style:font-name-complex="DejaVu Sans" style:font-size-asian="12pt"/>
    </style:style>
    <style:style style:name="T9" style:family="text">
      <style:text-properties fo:font-size="12pt" style:letter-kerning="true" style:country-asian="none" style:font-name-asian="FreeSans" style:font-size-asian="12pt"/>
    </style:style>
    <style:style style:name="T10" style:family="text">
      <style:text-properties fo:font-size="12pt" style:letter-kerning="true" style:country-asian="none" style:font-name-asian="FreeSans" style:font-size-asian="12pt" fo:font-weight="normal" fo:country="none" style:font-weight-asian="normal" style:font-weight-complex="normal"/>
    </style:style>
    <style:style style:name="T11" style:family="text">
      <style:text-properties fo:font-size="12pt" style:letter-kerning="true" style:country-asian="none" style:font-name-asian="FreeSans" style:font-name-complex="FreeSans" style:font-size-asian="12pt" fo:color="#000000" fo:font-weight="normal" fo:country="none" style:font-weight-asian="normal" style:font-weight-complex="normal"/>
    </style:style>
    <style:style style:name="T12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number-columns-repeated="1011" table:default-cell-style-name="ce2"/>
        <table:table-row table:style-name="ro1">
          <table:table-cell table:style-name="ce1" office:value-type="string" calcext:value-type="string">
            <text:p>Sr no</text:p>
          </table:table-cell>
          <table:table-cell table:style-name="ce1" office:value-type="string" calcext:value-type="string">
            <text:p>Test Cases</text:p>
          </table:table-cell>
          <table:table-cell table:style-name="ce1" office:value-type="string" calcext:value-type="string">
            <text:p>End Point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Headers</text:p>
          </table:table-cell>
          <table:table-cell table:style-name="ce1" office:value-type="string" calcext:value-type="string">
            <text:p>Payload</text:p>
          </table:table-cell>
          <table:table-cell table:style-name="ce1" office:value-type="string" calcext:value-type="string">
            <text:p>Expected Response</text:p>
          </table:table-cell>
          <table:table-cell table:style-name="ce1" office:value-type="string" calcext:value-type="string">
            <text:p>Actual Response</text:p>
          </table:table-cell>
          <table:table-cell table:style-name="ce1" office:value-type="string" calcext:value-type="string">
            <text:p>Expected Status Code</text:p>
          </table:table-cell>
          <table:table-cell table:style-name="ce1" office:value-type="string" calcext:value-type="string">
            <text:p>Actual Status Code</text:p>
          </table:table-cell>
          <table:table-cell table:style-name="ce1" office:value-type="string" calcext:value-type="string">
            <text:p>Followed Steps</text:p>
          </table:table-cell>
          <table:table-cell table:style-name="ce1" office:value-type="string" calcext:value-type="string">
            <text:p>Status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ster user Create without content-type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OST</text:p>
          </table:table-cell>
          <table:table-cell/>
          <table:table-cell table:style-name="ce8" office:value-type="string" calcext:value-type="string">
            <text:p><text:span text:style-name="T2">{"emailid":"bhumika.modia@einfochips.com",</text:span></text:p>
            <text:p><text:span text:style-name="T2">"firstname": "Bhumika",</text:span></text:p>
            <text:p><text:span text:style-name="T2">"lastname": "Modia",</text:span></text:p>
            <text:p><text:span text:style-name="T2">"metainfo": {"City":"Ahemdabad"}, </text:span></text:p>
            <text:p><text:span text:style-name="T2">"password": "Bhumika@123",</text:span></text:p>
            <text:p><text:span text:style-name="T2">"phone": "9999988888"</text:span><text:span text:style-name="T3">}</text:span></text:p>
          </table:table-cell>
          <table:table-cell table:number-columns-repeated="2" table:style-name="ce20" office:value-type="string" calcext:value-type="string">
            <text:p>{"errormessage":[{"param":"content-type","msg":"invalid content-type","value":"text/plain;charset=UTF-8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7"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ster user Create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8" office:value-type="string" calcext:value-type="string">
            <text:p><text:span text:style-name="T2">{"emailid":"bhumika.modia@einfochips.com",</text:span></text:p>
            <text:p><text:span text:style-name="T2">"firstname": "Bhumika",</text:span></text:p>
            <text:p><text:span text:style-name="T2">"lastname": "Modia",</text:span></text:p>
            <text:p><text:span text:style-name="T2">"metainfo": {"City":"Ahemdabad"}, </text:span></text:p>
            <text:p><text:span text:style-name="T2">"password": "Bhumika@123",</text:span></text:p>
            <text:p><text:span text:style-name="T2">"phone": "9999988888"</text:span><text:span text:style-name="T3">}</text:span></text:p>
          </table:table-cell>
          <table:table-cell table:number-columns-repeated="2" table:style-name="ce20" office:value-type="string" calcext:value-type="string">
            <text:p>{"success":"success","result":{"muserid":"3641ef9a-404c-4e70-a5b4-5ee0ec5062ad"}}</text:p>
          </table:table-cell>
          <table:table-cell table:number-columns-repeated="2" office:value-type="float" office:value="201" calcext:value-type="float">
            <text:p>201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aster user Create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9" office:value-type="string" calcext:value-type="string">
            <text:p>{"emailid":"",</text:p>
            <text:p>"firstname": "Bhumika",</text:p>
            <text:p>"lastname": "Modia",</text:p>
            <text:p>"metainfo": {"City":"Ahemdabad"}, </text:p>
            <text:p>"password": "Bhumika@123",</text:p>
            <text:p>"phone": "9999988888"}</text:p>
          </table:table-cell>
          <table:table-cell table:number-columns-repeated="2" table:style-name="ce20" office:value-type="string" calcext:value-type="string">
            <text:p>{"errormessage":[{"param":"emailid","msg":"empty emailid","value":"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master user Create – with same unique key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10" office:value-type="string" calcext:value-type="string">
            <text:p><text:span text:style-name="T4">{"emailid":"</text:span><text:span text:style-name="T4"><text:a xlink:href="mailto:bhumika.modia@einfochips.com" xlink:type="simple">bhumika.modia@einfochips.com</text:a></text:span><text:span text:style-name="T4">",</text:span></text:p>
            <text:p><text:span text:style-name="T4">"firstname": "Bhumika",</text:span></text:p>
            <text:p><text:span text:style-name="T4">"lastname": "Modia",</text:span></text:p>
            <text:p><text:span text:style-name="T4">"metainfo": {"City":"Ahemdabad"}, </text:span></text:p>
            <text:p><text:span text:style-name="T4">"password": "Bhumika@123",</text:span></text:p>
            <text:p><text:span text:style-name="T4">"phone": "9999988888"</text:span><text:span text:style-name="T5">}</text:span></text:p>
          </table:table-cell>
          <table:table-cell office:value-type="string" calcext:value-type="string">
            <text:p>{"errormessage":"user already exist"}</text:p>
          </table:table-cell>
          <table:table-cell table:style-name="ce20" office:value-type="string" calcext:value-type="string">
            <text:p>{"errormessage":"user already exist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aster user Create – with white space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10" office:value-type="string" calcext:value-type="string">
            <text:p><text:span text:style-name="T4">{</text:span></text:p>
            <text:p><text:span text:style-name="T4">"emailid":"bhumika.modia1@einfochips.com",</text:span></text:p>
            <text:p><text:span text:style-name="T4">"firstname": "Bhumika",</text:span></text:p>
            <text:p><text:span text:style-name="T4">"lastname": "Modia",</text:span></text:p>
            <text:p><text:span text:style-name="T4">"metainfo": {"City":"Ahemdabad"}, </text:span></text:p>
            <text:p><text:span text:style-name="T4">"password": " ",</text:span></text:p>
            <text:p><text:span text:style-name="T4">"phone": "9999988888"</text:span></text:p>
            <text:p><text:span text:style-name="T4">}</text:span></text:p>
          </table:table-cell>
          <table:table-cell office:value-type="string" calcext:value-type="string">
            <text:p>white space should not be allowed in mandatory field</text:p>
          </table:table-cell>
          <table:table-cell table:style-name="ce20" office:value-type="string" calcext:value-type="string">
            <text:p>{"success":"success","result":{"muserid":"5d8b15c9-f5af-4d53-8ca1-23624b908ebb"}}</text:p>
          </table:table-cell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25" office:value-type="string" calcext:value-type="string">
            <text:p>FAIL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10"/>
          <table:table-cell/>
          <table:table-cell table:style-name="ce20"/>
          <table:table-cell table:number-columns-repeated="3"/>
          <table:table-cell table:style-name="ce24"/>
          <table:table-cell table:number-columns-repeated="1012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master user Create – not mandatory field with blank value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11" office:value-type="string" calcext:value-type="string">
            <text:p><text:span text:style-name="T4">{</text:span></text:p>
            <text:p><text:span text:style-name="T4">"emailid":"bhumika.modia1@einfochips.com",</text:span></text:p>
            <text:p><text:span text:style-name="T4">"firstname": "Bhumika",</text:span></text:p>
            <text:p><text:span text:style-name="T4">"lastname": "Modia",</text:span></text:p>
            <text:p><text:span text:style-name="T4">"metainfo": {"City":"Ahemdabad"}, </text:span></text:p>
            <text:p><text:span text:style-name="T4">"password": " ",</text:span></text:p>
            <text:p><text:span text:style-name="T4">"phone": " "</text:span></text:p>
            <text:p><text:span text:style-name="T4">}</text:span></text:p>
          </table:table-cell>
          <table:table-cell office:value-type="string" calcext:value-type="string">
            <text:p>If phone is not mandatory then blank value allowed to insert.</text:p>
          </table:table-cell>
          <table:table-cell table:style-name="ce20" office:value-type="string" calcext:value-type="string">
            <text:p>{"errormessage":[{"param":"phone","msg":"empty phone","value":""}]}</text:p>
          </table:table-cell>
          <table:table-cell office:value-type="float" office:value="201" calcext:value-type="float">
            <text:p>201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FAIL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Updat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aster user Update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}</text:p>
          </table:table-cell>
          <table:table-cell table:style-name="ce12" office:value-type="string" calcext:value-type="string">
            <text:p><text:span text:style-name="T4">{"emailid":"bhumika.modia@einfochips.com",</text:span></text:p>
            <text:p><text:span text:style-name="T4">"firstname": "Bhumika",</text:span></text:p>
            <text:p><text:span text:style-name="T4">"lastname": "Modia",</text:span></text:p>
            <text:p><text:span text:style-name="T4">"metainfo": {"City":"Ahemdabad","Country": "India"}, </text:span></text:p>
            <text:p><text:span text:style-name="T4">"password": "Bhumika@123",</text:span></text:p>
            <text:p><text:span text:style-name="T4">"phone": "9999988888"}</text:span></text:p>
          </table:table-cell>
          <table:table-cell table:number-columns-repeated="2" table:style-name="ce20" office:value-type="string" calcext:value-type="string">
            <text:p>{"errormessage":"token not available! provide token for authentication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master user Update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2" office:value-type="string" calcext:value-type="string">
            <text:p><text:span text:style-name="T5">{"emailid":"bhumika.modia@einfochips.com",</text:span></text:p>
            <text:p><text:span text:style-name="T5">"firstname": "Bhumika",</text:span></text:p>
            <text:p><text:span text:style-name="T5">"lastname": "Modia",</text:span></text:p>
            <text:p><text:span text:style-name="T5">"metainfo": {"City":"Ahemdabad","Country": "India"}, </text:span></text:p>
            <text:p><text:span text:style-name="T5">"password": "Bhumika@123",</text:span></text:p>
            <text:p><text:span text:style-name="T5">"phone": "9999988888"}</text:span></text:p>
          </table:table-cell>
          <table:table-cell table:number-columns-repeated="2" table:style-name="ce20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master user Update- mandatory field as blank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3" office:value-type="string" calcext:value-type="string">
            <text:p><text:span text:style-name="T5">{</text:span></text:p>
            <text:p><text:span text:style-name="T5">"firstname": "Bhumika",</text:span></text:p>
            <text:p><text:span text:style-name="T5">"lastname": "Modia",</text:span></text:p>
            <text:p><text:span text:style-name="T5">"metainfo": {"City":"Ahemdabad","Country": "India"}, </text:span></text:p>
            <text:p><text:span text:style-name="T5">"password": "",</text:span></text:p>
            <text:p><text:span text:style-name="T5">"phone": "9999988888"}</text:span></text:p>
          </table:table-cell>
          <table:table-cell table:number-columns-repeated="2" table:style-name="ce20" office:value-type="string" calcext:value-type="string">
            <text:p>{"errormessage":[{"param":"password","msg":"empty password","value":"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master user update – not mandatory field with blank value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11" office:value-type="string" calcext:value-type="string">
            <text:p><text:span text:style-name="T4">{</text:span></text:p>
            <text:p><text:span text:style-name="T4">"firstname": "Bhumika",</text:span></text:p>
            <text:p><text:span text:style-name="T4">"lastname": "Modia",</text:span></text:p>
            <text:p><text:span text:style-name="T4">"metainfo": {"City":"Ahemdabad"}, </text:span></text:p>
            <text:p><text:span text:style-name="T4">"password": " ",</text:span></text:p>
            <text:p><text:span text:style-name="T4">"phone": " "</text:span></text:p>
            <text:p><text:span text:style-name="T4">}</text:span></text:p>
          </table:table-cell>
          <table:table-cell office:value-type="string" calcext:value-type="string">
            <text:p>If phone is not mandatory then blank value allowed to insert.</text:p>
          </table:table-cell>
          <table:table-cell table:style-name="ce20" office:value-type="string" calcext:value-type="string">
            <text:p>{"errormessage":[{"param":"phone","msg":"empty phone","value":""}]}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FAIL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11"/>
          <table:table-cell/>
          <table:table-cell table:style-name="ce20"/>
          <table:table-cell table:number-columns-repeated="3"/>
          <table:table-cell table:style-name="ce26"/>
          <table:table-cell table:number-columns-repeated="1012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master user update – with emailid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11" office:value-type="string" calcext:value-type="string">
            <text:p><text:span text:style-name="T4">{</text:span></text:p>
            <text:p><text:span text:style-name="T4">"emailid":"bhumika.modia@einfochips.com",</text:span></text:p>
            <text:p><text:span text:style-name="T4">"password": "pwd1"</text:span></text:p>
            <text:p><text:span text:style-name="T4">}</text:span></text:p>
          </table:table-cell>
          <table:table-cell office:value-type="string" calcext:value-type="string">
            <text:p>{</text:p>
            <text:p>"emailid":"bhumika.modia@einfochips.com",</text:p>
            <text:p>"password": "pwd1"</text:p>
            <text:p>}</text:p>
          </table:table-cell>
          <table:table-cell table:style-name="ce20" office:value-type="string" calcext:value-type="string">
            <text:p>{</text:p>
            <text:p>"emailid":"bhumika.modia@einfochips.com",</text:p>
            <text:p>"password": "pwd1"</text:p>
            <text:p>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Get by 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string" calcext:value-type="string">
            <text:p>master user Get by ID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office:value-type="string" calcext:value-type="string">
            <text:p>{"success":"success","result":[{"muserid":"3641ef9a-404c-4e70-a5b4-5ee0ec5062ad","create_ts":"2017-03-03T13:16:26.545Z","emailid":"<text:a xlink:href="mailto:bhumika.modia@einfochips.com" xlink:type="simple">bhumika.modia@einfochips.com</text:a>","firstname":"Bhumika","isactive":true,"isdelete":false,"lastname":"Modia","metainfo":{"City":"Ahemdabad"},"mod_by":null,"mod_ts":"2017-03-03T13:16:26.547Z","password":"2686c19d287a7950611bb7","phone":"9999988888"}]}</text:p>
          </table:table-cell>
          <table:table-cell table:style-name="ce20" office:value-type="string" calcext:value-type="string">
            <text:p>{"success":"success","result":[{"muserid":"3641ef9a-404c-4e70-a5b4-5ee0ec5062ad","create_ts":"2017-03-03T13:16:26.545Z","emailid":"<text:a xlink:href="mailto:bhumika.modia@einfochips.com" xlink:type="simple">bhumika.modia@einfochips.com</text:a>","firstname":"Bhumika","isactive":true,"isdelete":false,"lastname":"Modia","metainfo":{"City":"Ahemdabad"},"mod_by":null,"mod_ts":"2017-03-03T13:16:26.547Z","password":"2686c19d287a7950611bb7","phone":"9999988888"}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master user Get by ID without token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20" office:value-type="string" calcext:value-type="string">
            <text:p>{"errormessage":"token not available! provide token for authentication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Logi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1">
          <table:table-cell office:value-type="float" office:value="9" calcext:value-type="float">
            <text:p>9</text:p>
          </table:table-cell>
          <table:table-cell office:value-type="string" calcext:value-type="string">
            <text:p>master user login – with wrong password</text:p>
          </table:table-cell>
          <table:table-cell office:value-type="string" calcext:value-type="string">
            <text:p>/muser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7" office:value-type="string" calcext:value-type="string">
            <text:p>{"emailid":"bhumika.modia@einfochips.com",</text:p>
            <text:p>"password": "Bhumika@1234"}</text:p>
            <text:p/>
          </table:table-cell>
          <table:table-cell table:number-columns-repeated="2" table:style-name="ce20" office:value-type="string" calcext:value-type="string">
            <text:p>{"errormessage":"login failed"}</text:p>
          </table:table-cell>
          <table:table-cell table:number-columns-repeated="2" office:value-type="float" office:value="401" calcext:value-type="float">
            <text:p>401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string" calcext:value-type="string">
            <text:p>master user login – with wrong Email</text:p>
          </table:table-cell>
          <table:table-cell office:value-type="string" calcext:value-type="string">
            <text:p>/muser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{"emailid":"bhumika.modia@einfochips.co.in",</text:p>
            <text:p>"password": "<text:a xlink:href="mailto:Bhumika@1234" xlink:type="simple">Bhumika@1234</text:a>"}</text:p>
            <text:p/>
          </table:table-cell>
          <table:table-cell table:number-columns-repeated="2" table:style-name="ce20" office:value-type="string" calcext:value-type="string">
            <text:p>{"errormessage":"login failed"}</text:p>
          </table:table-cell>
          <table:table-cell table:number-columns-repeated="2" office:value-type="float" office:value="401" calcext:value-type="float">
            <text:p>401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string" calcext:value-type="string">
            <text:p>master user login</text:p>
          </table:table-cell>
          <table:table-cell office:value-type="string" calcext:value-type="string">
            <text:p>/muser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{"emailid":"<text:a xlink:href="mailto:bhumika.modia@einfochips.com" xlink:type="simple">bhumika.modia@einfochips.com</text:a>",</text:p>
            <text:p>"password": "<text:a xlink:href="mailto:Bhumika@123" xlink:type="simple">Bhumika@123</text:a>"}</text:p>
            <text:p/>
          </table:table-cell>
          <table:table-cell office:value-type="string" calcext:value-type="string">
            <text:p>{"success":"success","result":{"AuthToken":"eyJhbGciOiJIUzI1NiIsInR5cCI6IkpXVCJ9.eyJtdXNlcmlkIjoiNzcwZWQ3MzQtMWM3OC00YTcwLWEzMDYtMDYwNGJlMTJkMDA4IiwiZW1haWxpZCI6ImJodW1pa2EubW9kaWFAZWluZm9jaGlwcy5jb20iLCJpYXQiOjE0ODgzNjEwODQsImV4cCI6MTQ4ODQxMTA4NH0.59MZDb9WRylarPxgK25NpQHUJOVgaiTiif5xT-fmPRs"}}</text:p>
          </table:table-cell>
          <table:table-cell table:style-name="ce20" office:value-type="string" calcext:value-type="string">
            <text:p>{"success":"success","result":{"AuthToken":"eyJhbGciOiJIUzI1NiIsInR5cCI6IkpXVCJ9.eyJtdXNlcmlkIjoiNzcwZWQ3MzQtMWM3OC00YTcwLWEzMDYtMDYwNGJlMTJkMDA4IiwiZW1haWxpZCI6ImJodW1pa2EubW9kaWFAZWluZm9jaGlwcy5jb20iLCJpYXQiOjE0ODgzNjEwODQsImV4cCI6MTQ4ODQxMTA4NH0.59MZDb9WRylarPxgK25NpQHUJOVgaiTiif5xT-fmPRs"}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APP - Creat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string" calcext:value-type="string">
            <text:p>APP create – without token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9" office:value-type="string" calcext:value-type="string">
            <text:p><text:span text:style-name="T3">{"appdesc" : "App1",</text:span></text:p>
            <text:p><text:span text:style-name="T3">"appname":"App1",</text:span></text:p>
            <text:p><text:span text:style-name="T3">"metainfo": {"info":"AHM1233"},</text:span></text:p>
            <text:p><text:span text:style-name="T3">"secretkey": "abd123"}</text:span></text:p>
          </table:table-cell>
          <table:table-cell table:number-columns-repeated="2" table:style-name="ce20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APP create – without mandatory detail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4" office:value-type="string" calcext:value-type="string">
            <text:p><text:span text:style-name="T3">{</text:span></text:p>
            <text:p><text:span text:style-name="T3">}</text:span></text:p>
          </table:table-cell>
          <table:table-cell table:number-columns-repeated="2" table:style-name="ce20" office:value-type="string" calcext:value-type="string">
            <text:p>{"errormessage":[{"param":"appname","msg":"empty app name"},{"param":"secretkey","msg":"empty secret key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APP create – with improper format data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3">{</text:span></text:p>
            <text:p><text:span text:style-name="T3">"appdesc" : "App1",</text:span></text:p>
            <text:p><text:span text:style-name="T3">"appname":"",</text:span></text:p>
            <text:p><text:span text:style-name="T3">"secretkey": "abd123"</text:span></text:p>
            <text:p><text:span text:style-name="T3">}</text:span></text:p>
          </table:table-cell>
          <table:table-cell table:style-name="ce20" office:value-type="string" calcext:value-type="string">
            <text:p/>
            <text:p/>
            <text:p>{"errormessage":[{"param":"appname","msg":"empty app name","value":""}]}</text:p>
            <text:p/>
            <text:p/>
          </table:table-cell>
          <table:table-cell table:style-name="ce20" office:value-type="string" calcext:value-type="string">
            <text:p/>
            <text:p/>
            <text:p>{"errormessage":[{"param":"appname","msg":"empty app name","value":""}]}</text:p>
            <text:p/>
            <text:p/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APP create – madatory field with white space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5" office:value-type="string" calcext:value-type="string">
            <text:p><text:span text:style-name="T3">{</text:span></text:p>
            <text:p><text:span text:style-name="T3">"appdesc" : "App1",</text:span></text:p>
            <text:p><text:span text:style-name="T3">"appname":" ",</text:span></text:p>
            <text:p><text:span text:style-name="T3">"secretkey": "abd123"</text:span></text:p>
            <text:p><text:span text:style-name="T3">}</text:span></text:p>
          </table:table-cell>
          <table:table-cell table:style-name="ce20" office:value-type="string" calcext:value-type="string">
            <text:p/>
            <text:p>Mandatory Field should not be white space</text:p>
            <text:p/>
            <text:p/>
          </table:table-cell>
          <table:table-cell table:style-name="ce20" office:value-type="string" calcext:value-type="string">
            <text:p/>
            <text:p/>
            <text:p><text:span text:style-name="T12">{"success":"success","result":{"appid":"1d7f6dfc-ae6b-45e2-a4e7-67f696c7d149"}}</text:span></text:p>
            <text:p/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FAIL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4">
          <table:table-cell office:value-type="float" office:value="15" calcext:value-type="float">
            <text:p>15</text:p>
          </table:table-cell>
          <table:table-cell office:value-type="string" calcext:value-type="string">
            <text:p>APP create 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3">{"appdesc" : "App1",</text:span></text:p>
            <text:p><text:span text:style-name="T3">"appname":"App1",</text:span></text:p>
            <text:p><text:span text:style-name="T3">"metainfo": {"info":"AHM1233"},</text:span></text:p>
            <text:p><text:span text:style-name="T3">"secretkey": "abd123"}</text:span></text:p>
          </table:table-cell>
          <table:table-cell table:number-columns-repeated="2" table:style-name="ce20" office:value-type="string" calcext:value-type="string">
            <text:p>{"success":"success","result":{"appid":"1d7f6dfc-ae6b-45e2-a4e7-67f696c7d149"}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9"/>
          <table:table-cell table:style-name="ce20" table:number-columns-repeated="2"/>
          <table:table-cell table:number-columns-repeated="3"/>
          <table:table-cell table:style-name="ce24"/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pdat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3">
          <table:table-cell office:value-type="float" office:value="16" calcext:value-type="float">
            <text:p>16</text:p>
          </table:table-cell>
          <table:table-cell office:value-type="string" calcext:value-type="string">
            <text:p>APP Update – without token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9" office:value-type="string" calcext:value-type="string">
            <text:p><text:span text:style-name="T3">{"appdesc" : "App1",</text:span></text:p>
            <text:p><text:span text:style-name="T3">"appname":"App1",</text:span></text:p>
            <text:p><text:span text:style-name="T3">"metainfo": {"info":"AHM1233"},</text:span></text:p>
            <text:p><text:span text:style-name="T3">"secretkey": "abd123"}</text:span></text:p>
          </table:table-cell>
          <table:table-cell table:number-columns-repeated="2" table:style-name="ce20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string" calcext:value-type="string">
            <text:p>APP update – with mandatory detail blank or null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3">{"appdesc" : "",</text:span></text:p>
            <text:p><text:span text:style-name="T3">"appname":"",</text:span></text:p>
            <text:p><text:span text:style-name="T3">"metainfo": {"info":"AHM1233"},</text:span></text:p>
            <text:p><text:span text:style-name="T3">"secretkey": "abd123"}</text:span></text:p>
          </table:table-cell>
          <table:table-cell table:number-columns-repeated="2" table:style-name="ce20" office:value-type="string" calcext:value-type="string">
            <text:p>{"errormessage":[{"param":"appdesc","msg":"empty app description","value":"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4">
          <table:table-cell office:value-type="float" office:value="18" calcext:value-type="float">
            <text:p>18</text:p>
          </table:table-cell>
          <table:table-cell office:value-type="string" calcext:value-type="string">
            <text:p>APP update– mandatory detail with white space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5" office:value-type="string" calcext:value-type="string">
            <text:p><text:span text:style-name="T3">{"appdesc" : "App1",</text:span></text:p>
            <text:p><text:span text:style-name="T3">"appname":" ",</text:span></text:p>
            <text:p><text:span text:style-name="T3">"secretkey": "abd123"}</text:span></text:p>
          </table:table-cell>
          <table:table-cell table:style-name="ce20" office:value-type="string" calcext:value-type="string">
            <text:p/>
            <text:p>Mandatory Field should not be white space</text:p>
            <text:p/>
            <text:p/>
          </table:table-cell>
          <table:table-cell table:style-name="ce20" office:value-type="string" calcext:value-type="string">
            <text:p>{"success":"success"}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FAIL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4">
          <table:table-cell office:value-type="float" office:value="18" calcext:value-type="float">
            <text:p>18</text:p>
          </table:table-cell>
          <table:table-cell office:value-type="string" calcext:value-type="string">
            <text:p>APP update– not mandatory field blank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5" office:value-type="string" calcext:value-type="string">
            <text:p><text:span text:style-name="T3">{"appdesc" : "",</text:span></text:p>
            <text:p><text:span text:style-name="T3">"appname":"App1",</text:span></text:p>
            <text:p><text:span text:style-name="T3">"secretkey": "abd123"}</text:span></text:p>
          </table:table-cell>
          <table:table-cell table:style-name="ce20" office:value-type="string" calcext:value-type="string">
            <text:p/>
            <text:p>Not mandatory field is blank then allowed to update</text:p>
            <text:p/>
            <text:p/>
          </table:table-cell>
          <table:table-cell table:style-name="ce20" office:value-type="string" calcext:value-type="string">
            <text:p>{"errormessage":[{"param":"appdesc","msg":"empty app description","value":""}]}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FAIL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string" calcext:value-type="string">
            <text:p>App Update</text:p>
          </table:table-cell>
          <table:table-cell office:value-type="string" calcext:value-type="string">
            <text:p>/app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6" office:value-type="string" calcext:value-type="string">
            <text:p><text:span text:style-name="T1">{"appdesc" : "App1",</text:span></text:p>
            <text:p><text:span text:style-name="T1">"appname":"App1",</text:span></text:p>
            <text:p><text:span text:style-name="T1">"metainfo": {"info":"AHM1233"},</text:span></text:p>
            <text:p><text:span text:style-name="T1">"secretkey": "abd123"}</text:span></text:p>
          </table:table-cell>
          <table:table-cell table:number-columns-repeated="2" table:style-name="ce20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>
          <table:table-cell table:style-name="ce5" office:value-type="string" calcext:value-type="string">
            <text:p>Get by ID</text:p>
          </table:table-cell>
          <table:table-cell table:number-columns-repeated="1023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App Get By ID – without token</text:p>
          </table:table-cell>
          <table:table-cell office:value-type="string" calcext:value-type="string">
            <text:p>/app?appid=ed0b25e6-eef1-47b4-9c8b-44f654cd2c25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20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string" calcext:value-type="string">
            <text:p>App Get By ID fetch with wrong id</text:p>
          </table:table-cell>
          <table:table-cell office:value-type="string" calcext:value-type="string">
            <text:p>/app?appid=ed0b25e6-eef1-47b4-9c8b-44f654cd2c25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0" office:value-type="string" calcext:value-type="string">
            <text:p>{"success":"success","result":[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string" calcext:value-type="string">
            <text:p>App Get By ID with int id</text:p>
          </table:table-cell>
          <table:table-cell office:value-type="string" calcext:value-type="string">
            <text:p>/app?appid=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office:value-type="string" calcext:value-type="string">
            <text:p>BAD REQUEST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7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App Get By ID with string parameter</text:p>
          </table:table-cell>
          <table:table-cell table:style-name="ce6" office:value-type="string" calcext:value-type="string">
            <text:p>/app?appid=a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office:value-type="string" calcext:value-type="string">
            <text:p>BAD REQUEST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5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App Get By ID</text:p>
          </table:table-cell>
          <table:table-cell table:style-name="ce6" office:value-type="string" calcext:value-type="string">
            <text:p>/app?appid=27b4aba5-7a0e-4b76-8d08-21469dd06bcf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style-name="ce20" office:value-type="string" calcext:value-type="string">
            <text:p/>
            <text:p/>
            <text:p>{"success":"success","result":[{"appid":"4051eb5b-056a-4041-bdc7-b05e9997a29c","appdesc":"App1","appname":"App1","create_ts":"2017-03-03T13:37:48.048Z","isactive":true,"isdelete":false,"metainfo":{"info":"AHM1233"},"mod_by":null,"mod_ts":"2017-03-03T13:37:48.048Z","muserid":"3641ef9a-404c-4e70-a5b4-5ee0ec5062ad","secretkey":"abd123"}]}</text:p>
            <text:p/>
            <text:p/>
          </table:table-cell>
          <table:table-cell table:style-name="ce20" office:value-type="string" calcext:value-type="string">
            <text:p/>
            <text:p/>
            <text:p>{"success":"success","result":[{"appid":"4051eb5b-056a-4041-bdc7-b05e9997a29c","appdesc":"App1","appname":"App1","create_ts":"2017-03-03T13:37:48.048Z","isactive":true,"isdelete":false,"metainfo":{"info":"AHM1233"},"mod_by":null,"mod_ts":"2017-03-03T13:37:48.048Z","muserid":"3641ef9a-404c-4e70-a5b4-5ee0ec5062ad","secretkey":"abd123"}]}</text:p>
            <text:p/>
            <text:p/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>
          <table:table-cell table:style-name="ce5" office:value-type="string" calcext:value-type="string">
            <text:p>Get by Lis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1">
          <table:table-cell office:value-type="float" office:value="25" calcext:value-type="float">
            <text:p>25</text:p>
          </table:table-cell>
          <table:table-cell office:value-type="string" calcext:value-type="string">
            <text:p>App List</text:p>
          </table:table-cell>
          <table:table-cell office:value-type="string" calcext:value-type="string">
            <text:p>/app/lis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20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0">
          <table:table-cell table:style-name="ce6" office:value-type="float" office:value="26" calcext:value-type="float">
            <text:p>26</text:p>
          </table:table-cell>
          <table:table-cell office:value-type="string" calcext:value-type="string">
            <text:p>App List</text:p>
          </table:table-cell>
          <table:table-cell office:value-type="string" calcext:value-type="string">
            <text:p>/app/lis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style-name="ce20" office:value-type="string" calcext:value-type="string">
            <text:p>{"success":"success","result":[{"appid":"4051eb5b-056a-4041-bdc7-b05e9997a29c","appdesc":"App1","appname":"App1","create_ts":"2017-03-03T13:37:48.048Z","isactive":true,"isdelete":false,"metainfo":{"info":"AHM1233"},"mod_by":null,"mod_ts":"2017-03-03T13:37:48.048Z","muserid":"3641ef9a-404c-4e70-a5b4-5ee0ec5062ad","secretkey":"abd123"}]}</text:p>
            <text:p/>
            <text:p/>
          </table:table-cell>
          <table:table-cell office:value-type="string" calcext:value-type="string">
            <text:p>{"success":"success","result":[{"appid":"4051eb5b-056a-4041-bdc7-b05e9997a29c","appdesc":"App1","appname":"App1","create_ts":"2017-03-03T13:37:48.048Z","isactive":true,"isdelete":false,"metainfo":{"info":"AHM1233"},"mod_by":null,"mod_ts":"2017-03-03T13:37:48.048Z","muserid":"3641ef9a-404c-4e70-a5b4-5ee0ec5062ad","secretkey":"abd123"}]}</text:p>
            <text:p/>
            <text:p/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style-name="ce6"/>
          <table:table-cell table:number-columns-repeated="5"/>
          <table:table-cell table:style-name="ce20"/>
          <table:table-cell table:number-columns-repeated="4"/>
          <table:table-cell table:style-name="ce24"/>
          <table:table-cell table:number-columns-repeated="1012"/>
        </table:table-row>
        <table:table-row table:style-name="ro1">
          <table:table-cell table:style-name="ce4" office:value-type="string" calcext:value-type="string">
            <text:p>Role - Creat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3">
          <table:table-cell office:value-type="float" office:value="27" calcext:value-type="float">
            <text:p>27</text:p>
          </table:table-cell>
          <table:table-cell office:value-type="string" calcext:value-type="string">
            <text:p>Role create – without token</text:p>
          </table:table-cell>
          <table:table-cell office:value-type="string" calcext:value-type="string">
            <text:p>/ro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15" office:value-type="string" calcext:value-type="string">
            <text:p><text:span text:style-name="T3">{</text:span></text:p>
            <text:p><text:span text:style-name="T3">"roledesc" : "admin role",</text:span></text:p>
            <text:p><text:span text:style-name="T3">"rolename":"Admin",</text:span></text:p>
            <text:p><text:span text:style-name="T3">"metainfo": {"info":"AHM1233"}}</text:span></text:p>
          </table:table-cell>
          <table:table-cell table:number-columns-repeated="2" table:style-name="ce20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string" calcext:value-type="string">
            <text:p>Role create – without mandatory detail</text:p>
          </table:table-cell>
          <table:table-cell office:value-type="string" calcext:value-type="string">
            <text:p>/ro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4" office:value-type="string" calcext:value-type="string">
            <text:p><text:span text:style-name="T3">{</text:span></text:p>
            <text:p><text:span text:style-name="T3">}</text:span></text:p>
          </table:table-cell>
          <table:table-cell table:number-columns-repeated="2" table:style-name="ce20" office:value-type="string" calcext:value-type="string">
            <text:p>{"errormessage":[{"param":"rolename","msg":"empty role name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7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Role create – mandatory field with white space</text:p>
          </table:table-cell>
          <table:table-cell office:value-type="string" calcext:value-type="string">
            <text:p>/ro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5" office:value-type="string" calcext:value-type="string">
            <text:p><text:span text:style-name="T3">{</text:span></text:p>
            <text:p><text:span text:style-name="T3">"roledesc" : "admin role",</text:span></text:p>
            <text:p><text:span text:style-name="T3">"rolename":" ",</text:span></text:p>
            <text:p><text:span text:style-name="T3">"metainfo": 133123}</text:span></text:p>
          </table:table-cell>
          <table:table-cell table:style-name="ce20" office:value-type="string" calcext:value-type="string">
            <text:p>white space should not allowed for mandatory field</text:p>
          </table:table-cell>
          <table:table-cell table:style-name="ce20" office:value-type="string" calcext:value-type="string">
            <text:p>{"success":"success","result":{"roleid":"3585a05c-79af-4758-b579-9ef62526590b"}}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FAIL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4">
          <table:table-cell office:value-type="float" office:value="30" calcext:value-type="float">
            <text:p>30</text:p>
          </table:table-cell>
          <table:table-cell office:value-type="string" calcext:value-type="string">
            <text:p>Role create </text:p>
          </table:table-cell>
          <table:table-cell office:value-type="string" calcext:value-type="string">
            <text:p>/ro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5" office:value-type="string" calcext:value-type="string">
            <text:p><text:span text:style-name="T3">{</text:span></text:p>
            <text:p><text:span text:style-name="T3">"roledesc" : "admin role",</text:span></text:p>
            <text:p><text:span text:style-name="T3">"rolename":"Admin",</text:span></text:p>
            <text:p><text:span text:style-name="T3">"metainfo": {"info":"AHM1233"}}</text:span></text:p>
          </table:table-cell>
          <table:table-cell table:number-columns-repeated="2" table:style-name="ce20" office:value-type="string" calcext:value-type="string">
            <text:p>{"success":"success","result":{"roleid":"c9e09e2d-da86-4133-a78f-04a1bbda204e"}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pdat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3">
          <table:table-cell office:value-type="float" office:value="31" calcext:value-type="float">
            <text:p>31</text:p>
          </table:table-cell>
          <table:table-cell office:value-type="string" calcext:value-type="string">
            <text:p>Role Update – without token</text:p>
          </table:table-cell>
          <table:table-cell office:value-type="string" calcext:value-type="string">
            <text:p>/rol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15" office:value-type="string" calcext:value-type="string">
            <text:p><text:span text:style-name="T3">{</text:span></text:p>
            <text:p><text:span text:style-name="T3">"roledesc" : "admin role",</text:span></text:p>
            <text:p><text:span text:style-name="T3">"rolename":"Admin",</text:span></text:p>
            <text:p><text:span text:style-name="T3">"metainfo": {"info":"AHM1233"}}</text:span></text:p>
          </table:table-cell>
          <table:table-cell table:number-columns-repeated="2" table:style-name="ce20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7">
          <table:table-cell office:value-type="float" office:value="32" calcext:value-type="float">
            <text:p>32</text:p>
          </table:table-cell>
          <table:table-cell office:value-type="string" calcext:value-type="string">
            <text:p>Role create – with mandatory detail blank or null</text:p>
          </table:table-cell>
          <table:table-cell office:value-type="string" calcext:value-type="string">
            <text:p>/rol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5" office:value-type="string" calcext:value-type="string">
            <text:p><text:span text:style-name="T3">{</text:span></text:p>
            <text:p><text:span text:style-name="T3">"roledesc" : "",</text:span></text:p>
            <text:p><text:span text:style-name="T3">"rolename":"",</text:span></text:p>
            <text:p><text:span text:style-name="T3">"metainfo": {"info":"AHM1233"}}</text:span></text:p>
          </table:table-cell>
          <table:table-cell table:number-columns-repeated="2" table:style-name="ce21" office:value-type="string" calcext:value-type="string">
            <text:p>{"errormessage":[{"param":"rolename","msg":"empty role name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string" calcext:value-type="string">
            <text:p>Role create – mandatory detail with white space</text:p>
          </table:table-cell>
          <table:table-cell office:value-type="string" calcext:value-type="string">
            <text:p>/rol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7" office:value-type="string" calcext:value-type="string">
            <text:p><text:span text:style-name="T5">{</text:span></text:p>
            <text:p><text:span text:style-name="T5">"roledesc" : "admin role",</text:span></text:p>
            <text:p><text:span text:style-name="T5">"rolename":"",</text:span></text:p>
            <text:p><text:span text:style-name="T5">"metainfo":1222}</text:span></text:p>
          </table:table-cell>
          <table:table-cell table:style-name="ce20" office:value-type="string" calcext:value-type="string">
            <text:p>white space should not allowed to update</text:p>
          </table:table-cell>
          <table:table-cell table:style-name="ce20" office:value-type="string" calcext:value-type="string">
            <text:p>{"success":"success"}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FAIL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7">
          <table:table-cell office:value-type="float" office:value="34" calcext:value-type="float">
            <text:p>34</text:p>
          </table:table-cell>
          <table:table-cell office:value-type="string" calcext:value-type="string">
            <text:p>Role Update</text:p>
          </table:table-cell>
          <table:table-cell office:value-type="string" calcext:value-type="string">
            <text:p>/rol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7" office:value-type="string" calcext:value-type="string">
            <text:p><text:span text:style-name="T5">{</text:span></text:p>
            <text:p><text:span text:style-name="T5">"roledesc" : "admin role",</text:span></text:p>
            <text:p><text:span text:style-name="T5">"rolename":"Admin",</text:span></text:p>
            <text:p><text:span text:style-name="T5">"metainfo": {"info":"AHM1233"}}</text:span></text:p>
          </table:table-cell>
          <table:table-cell table:number-columns-repeated="2" table:style-name="ce20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>
          <table:table-cell table:style-name="ce5" office:value-type="string" calcext:value-type="string">
            <text:p>Get by ID</text:p>
          </table:table-cell>
          <table:table-cell table:number-columns-repeated="1023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Role Get By ID – without token</text:p>
          </table:table-cell>
          <table:table-cell office:value-type="string" calcext:value-type="string">
            <text:p>/role?roleid=ed0b25e6-eef1-47b4-9c8b-44f654cd2c25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20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7">
          <table:table-cell office:value-type="float" office:value="36" calcext:value-type="float">
            <text:p>36</text:p>
          </table:table-cell>
          <table:table-cell office:value-type="string" calcext:value-type="string">
            <text:p>Role Get By ID fetch with wrong id</text:p>
          </table:table-cell>
          <table:table-cell office:value-type="string" calcext:value-type="string">
            <text:p>/role?roleid=ed0b25e6-eef1-47b4-9c8b-44f654cd2c25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0" office:value-type="string" calcext:value-type="string">
            <text:p>{"success":"success","result":[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7">
          <table:table-cell office:value-type="float" office:value="37" calcext:value-type="float">
            <text:p>37</text:p>
          </table:table-cell>
          <table:table-cell office:value-type="string" calcext:value-type="string">
            <text:p>Role Get By ID with int id</text:p>
          </table:table-cell>
          <table:table-cell office:value-type="string" calcext:value-type="string">
            <text:p>/role?roleid=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office:value-type="string" calcext:value-type="string">
            <text:p>BAD REQUEST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7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Role Get By ID with string parameter</text:p>
          </table:table-cell>
          <table:table-cell table:style-name="ce6" office:value-type="string" calcext:value-type="string">
            <text:p>/role?roleid=a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office:value-type="string" calcext:value-type="string">
            <text:p>BAD REQUEST</text:p>
          </table:table-cell>
          <table:table-cell table:style-name="ce21" office:value-type="string" calcext:value-type="string">
            <text:p>BAD REQUEST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/>
          <table:table-cell table:style-name="ce6" table:number-columns-repeated="2"/>
          <table:table-cell table:number-columns-repeated="8"/>
          <table:table-cell table:style-name="ce27"/>
          <table:table-cell table:number-columns-repeated="1012"/>
        </table:table-row>
        <table:table-row table:style-name="ro16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Role Get By ID </text:p>
          </table:table-cell>
          <table:table-cell table:style-name="ce6" office:value-type="string" calcext:value-type="string">
            <text:p>/role?roleid=<text:span text:style-name="T1">3585a05c-79af-4758-b579-9ef62526590b</text:span>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2" office:value-type="string" calcext:value-type="string">
            <text:p>{"success":"success","result":[{"roleid":"c9e09e2d-da86-4133-a78f-04a1bbda204e","appid":"4051eb5b-056a-4041-bdc7-b05e9997a29c","create_ts":"2017-03-03T13:52:18.939Z","isactive":true,"isdelete":false,"metainfo":{"info":"AHM1233"},"mod_by":null,"mod_ts":"2017-03-03T13:52:18.939Z","roledesc":"admin role","rolename":"admin"}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>
          <table:table-cell table:style-name="ce5" office:value-type="string" calcext:value-type="string">
            <text:p>Get by Lis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Role list without token</text:p>
          </table:table-cell>
          <table:table-cell office:value-type="string" calcext:value-type="string">
            <text:p>/role/list?appid=2038faec-3904-42d7-835c-0cd615c27209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20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7">
          <table:table-cell office:value-type="float" office:value="41" calcext:value-type="float">
            <text:p>41</text:p>
          </table:table-cell>
          <table:table-cell office:value-type="string" calcext:value-type="string">
            <text:p>Role List with int app id</text:p>
          </table:table-cell>
          <table:table-cell office:value-type="string" calcext:value-type="string">
            <text:p>/role/list?appid=1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office:value-type="string" calcext:value-type="string">
            <text:p>BAD REQUEST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7">
          <table:table-cell office:value-type="float" office:value="42" calcext:value-type="float">
            <text:p>42</text:p>
          </table:table-cell>
          <table:table-cell office:value-type="string" calcext:value-type="string">
            <text:p>Role List with alphabet appid</text:p>
          </table:table-cell>
          <table:table-cell office:value-type="string" calcext:value-type="string">
            <text:p>/role/list?appid=aaa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style-name="ce20" office:value-type="string" calcext:value-type="string">
            <text:p>BAD REQUEST</text:p>
          </table:table-cell>
          <table:table-cell office:value-type="string" calcext:value-type="string">
            <text:p>BAD REQUEST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string" calcext:value-type="string">
            <text:p>Role List</text:p>
          </table:table-cell>
          <table:table-cell office:value-type="string" calcext:value-type="string">
            <text:p>/role/list?appid=2038faec-3904-42d7-835c-0cd615c27209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2" office:value-type="string" calcext:value-type="string">
            <text:p>{"success":"success","result":[{"roleid":"c9e09e2d-da86-4133-a78f-04a1bbda204e","appid":"4051eb5b-056a-4041-bdc7-b05e9997a29c","create_ts":"2017-03-03T13:52:18.939Z","isactive":true,"isdelete":false,"metainfo":{"info":"AHM1233"},"mod_by":null,"mod_ts":"2017-03-03T13:52:18.939Z","roledesc":"admin role","rolename":"admin"}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Client - Create</text:p>
          </table:table-cell>
          <table:table-cell table:number-columns-repeated="12"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13">
          <table:table-cell office:value-type="float" office:value="44" calcext:value-type="float">
            <text:p>44</text:p>
          </table:table-cell>
          <table:table-cell office:value-type="string" calcext:value-type="string">
            <text:p>Client create – without token</text:p>
          </table:table-cell>
          <table:table-cell office:value-type="string" calcext:value-type="string">
            <text:p>/cli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18" office:value-type="string" calcext:value-type="string">
            <text:p><text:span text:style-name="T6">{</text:span></text:p>
            <text:p><text:span text:style-name="T6">"clientdesc" : "client 1",</text:span></text:p>
            <text:p><text:span text:style-name="T6">"clientname":"Client 1",</text:span></text:p>
            <text:p><text:span text:style-name="T6">"metainfo": {"info":"AHM1233"}}</text:span></text:p>
          </table:table-cell>
          <table:table-cell table:number-columns-repeated="2" table:style-name="ce20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7">
          <table:table-cell office:value-type="float" office:value="45" calcext:value-type="float">
            <text:p>45</text:p>
          </table:table-cell>
          <table:table-cell office:value-type="string" calcext:value-type="string">
            <text:p>Client create – without mandatory detail</text:p>
          </table:table-cell>
          <table:table-cell office:value-type="string" calcext:value-type="string">
            <text:p>/cli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4" office:value-type="string" calcext:value-type="string">
            <text:p><text:span text:style-name="T3">{</text:span></text:p>
            <text:p><text:span text:style-name="T3">}</text:span></text:p>
          </table:table-cell>
          <table:table-cell table:number-columns-repeated="2" table:style-name="ce20" office:value-type="string" calcext:value-type="string">
            <text:p>{"errormessage":[{"param":"clientname","msg":"empty client name"},{"param":"defaultrole","msg":"empty default role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14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Client create – mandatory detail with white space</text:p>
          </table:table-cell>
          <table:table-cell table:style-name="ce6" office:value-type="string" calcext:value-type="string">
            <text:p>/cli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5" office:value-type="string" calcext:value-type="string">
            <text:p><text:span text:style-name="T3">{</text:span></text:p>
            <text:p><text:span text:style-name="T3">"clientdesc" : "client 1",</text:span></text:p>
            <text:p><text:span text:style-name="T3">"clientname":" ",</text:span></text:p>
            <text:p><text:span text:style-name="T3">"metainfo": 1111,"defaultrole" : ""}</text:span></text:p>
          </table:table-cell>
          <table:table-cell table:style-name="ce20" office:value-type="string" calcext:value-type="string">
            <text:p>white space value not allowed to mandatory field</text:p>
          </table:table-cell>
          <table:table-cell table:style-name="ce20" office:value-type="string" calcext:value-type="string">
            <text:p>{"success":"success","result":{"clientid":"7725119e-7f48-4c8b-997a-0b2e5ef2d3ca"}}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FAIL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14">
          <table:table-cell office:value-type="float" office:value="47" calcext:value-type="float">
            <text:p>47</text:p>
          </table:table-cell>
          <table:table-cell office:value-type="string" calcext:value-type="string">
            <text:p>Client create </text:p>
          </table:table-cell>
          <table:table-cell table:style-name="ce6" office:value-type="string" calcext:value-type="string">
            <text:p>/cli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9" office:value-type="string" calcext:value-type="string">
            <text:p><text:span text:style-name="T3">{</text:span></text:p>
            <text:p><text:span text:style-name="T3">"clientdesc" : "client info",</text:span></text:p>
            <text:p><text:span text:style-name="T3">"clientname":"Client 1",</text:span></text:p>
            <text:p><text:span text:style-name="T3">"metainfo": {"info":"AHM1233"},</text:span></text:p>
            <text:p><text:span text:style-name="T3">"defaultrole" : "c9e09e2d-da86-4133-a78f-04a1bbda204e"</text:span></text:p>
            <text:p><text:span text:style-name="T3">}</text:span></text:p>
          </table:table-cell>
          <table:table-cell table:number-columns-repeated="2" table:style-name="ce20" office:value-type="string" calcext:value-type="string">
            <text:p>{"success":"success","result":{"clientid":"75ad5122-434c-4ebc-97c9-4b1d84dc6c2b"}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4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 table:number-rows-repeated="2">
          <table:table-cell table:number-columns-repeated="13"/>
          <table:table-cell table:style-name="ce7" table:number-columns-repeated="1011"/>
        </table:table-row>
        <table:table-row table:style-name="ro1">
          <table:table-cell table:style-name="ce4" office:value-type="string" calcext:value-type="string">
            <text:p>Update</text:p>
          </table:table-cell>
          <table:table-cell table:number-columns-repeated="12"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9">
          <table:table-cell office:value-type="float" office:value="48" calcext:value-type="float">
            <text:p>48</text:p>
          </table:table-cell>
          <table:table-cell office:value-type="string" calcext:value-type="string">
            <text:p>Client Update – without token</text:p>
          </table:table-cell>
          <table:table-cell table:style-name="ce6" office:value-type="string" calcext:value-type="string">
            <text:p>/clien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15" office:value-type="string" calcext:value-type="string">
            <text:p><text:span text:style-name="T3">{</text:span></text:p>
            <text:p><text:span text:style-name="T3">"clientdesc" : "client info",</text:span></text:p>
            <text:p><text:span text:style-name="T3">"clientname":"Client 1",</text:span></text:p>
            <text:p><text:span text:style-name="T3">"metainfo": {"info":"AHM1233"}</text:span></text:p>
            <text:p><text:span text:style-name="T3">}</text:span></text:p>
          </table:table-cell>
          <table:table-cell table:number-columns-repeated="2" table:style-name="ce20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14">
          <table:table-cell office:value-type="float" office:value="49" calcext:value-type="float">
            <text:p>49</text:p>
          </table:table-cell>
          <table:table-cell office:value-type="string" calcext:value-type="string">
            <text:p>Client create – with mandatory detail blank or null</text:p>
          </table:table-cell>
          <table:table-cell table:style-name="ce6" office:value-type="string" calcext:value-type="string">
            <text:p>/clien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5" office:value-type="string" calcext:value-type="string">
            <text:p><text:span text:style-name="T3">{</text:span></text:p>
            <text:p><text:span text:style-name="T3">"clientid" :"7725119e-7f48-4c8b-997a-0b2e5ef2d3ca",</text:span></text:p>
            <text:p><text:span text:style-name="T3">"clientdesc" : "",</text:span></text:p>
            <text:p><text:span text:style-name="T3">"clientname":" "</text:span></text:p>
            <text:p><text:span text:style-name="T3">}</text:span></text:p>
          </table:table-cell>
          <table:table-cell table:number-columns-repeated="2" table:style-name="ce20" office:value-type="string" calcext:value-type="string">
            <text:p>{"errormessage":[{"param":"clientname","msg":"empty client name","value":"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7">
          <table:table-cell office:value-type="float" office:value="50" calcext:value-type="float">
            <text:p>50</text:p>
          </table:table-cell>
          <table:table-cell office:value-type="string" calcext:value-type="string">
            <text:p>Client create – white space in mandatory field </text:p>
          </table:table-cell>
          <table:table-cell table:style-name="ce6" office:value-type="string" calcext:value-type="string">
            <text:p>/clien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7" office:value-type="string" calcext:value-type="string">
            <text:p><text:span text:style-name="T5">{</text:span></text:p>
            <text:p><text:span text:style-name="T5">"clientdesc" : "client info",</text:span></text:p>
            <text:p><text:span text:style-name="T5">"clientname":" "</text:span></text:p>
            <text:p><text:span text:style-name="T5">}</text:span></text:p>
          </table:table-cell>
          <table:table-cell table:style-name="ce23" office:value-type="string" calcext:value-type="string">
            <text:p>mandatory field not allowed to update with blank value</text:p>
          </table:table-cell>
          <table:table-cell table:style-name="ce20" office:value-type="string" calcext:value-type="string">
            <text:p>{"success":"success"}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FAIL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2"/>
          <table:table-cell table:style-name="ce6"/>
          <table:table-cell table:number-columns-repeated="10"/>
          <table:table-cell table:style-name="ce7" table:number-columns-repeated="1011"/>
        </table:table-row>
        <table:table-row table:style-name="ro7">
          <table:table-cell office:value-type="float" office:value="51" calcext:value-type="float">
            <text:p>51</text:p>
          </table:table-cell>
          <table:table-cell office:value-type="string" calcext:value-type="string">
            <text:p>Client Update</text:p>
          </table:table-cell>
          <table:table-cell table:style-name="ce6" office:value-type="string" calcext:value-type="string">
            <text:p>/clien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7" office:value-type="string" calcext:value-type="string">
            <text:p><text:span text:style-name="T5">{</text:span></text:p>
            <text:p><text:span text:style-name="T5">"clientdesc" : "client info",</text:span></text:p>
            <text:p><text:span text:style-name="T5">"clientname":"Client 1",</text:span></text:p>
            <text:p><text:span text:style-name="T5">"metainfo": {"info":"AHM1233"}</text:span></text:p>
            <text:p><text:span text:style-name="T5">}</text:span></text:p>
          </table:table-cell>
          <table:table-cell table:number-columns-repeated="2" table:style-name="ce20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4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1">
          <table:table-cell table:style-name="ce5" office:value-type="string" calcext:value-type="string">
            <text:p>Get by ID</text:p>
          </table:table-cell>
          <table:table-cell table:number-columns-repeated="12"/>
          <table:table-cell table:style-name="ce7" table:number-columns-repeated="1011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Client Get By ID – without token</text:p>
          </table:table-cell>
          <table:table-cell office:value-type="string" calcext:value-type="string">
            <text:p>/client?clientid=7725119e-7f48-4c8b-997a-0b2e5ef2d3ca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20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7">
          <table:table-cell office:value-type="float" office:value="53" calcext:value-type="float">
            <text:p>53</text:p>
          </table:table-cell>
          <table:table-cell office:value-type="string" calcext:value-type="string">
            <text:p>Client Get By ID fetch with wrong id</text:p>
          </table:table-cell>
          <table:table-cell table:style-name="ce6" office:value-type="string" calcext:value-type="string">
            <text:p>client?clientid=7725119e-7f48-4c8b-997a-0b2e5ef2d3c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0" office:value-type="string" calcext:value-type="string">
            <text:p>{"success":"success","result":[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4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7">
          <table:table-cell office:value-type="float" office:value="54" calcext:value-type="float">
            <text:p>54</text:p>
          </table:table-cell>
          <table:table-cell office:value-type="string" calcext:value-type="string">
            <text:p>Client Get By ID with int id</text:p>
          </table:table-cell>
          <table:table-cell office:value-type="string" calcext:value-type="string">
            <text:p>/client?clientid=7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office:value-type="string" calcext:value-type="string">
            <text:p>BAD REQUEST</text:p>
          </table:table-cell>
          <table:table-cell office:value-type="string" calcext:value-type="string">
            <text:p>Exception occures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7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Client Get By ID with string parameter</text:p>
          </table:table-cell>
          <table:table-cell table:style-name="ce6" office:value-type="string" calcext:value-type="string">
            <text:p>/client?clientid=werw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office:value-type="string" calcext:value-type="string">
            <text:p>BAD REQUEST</text:p>
          </table:table-cell>
          <table:table-cell table:style-name="ce20" office:value-type="string" calcext:value-type="string">
            <text:p>{"errormessage":"ResponseError: line 0:-1 no viable alternative at input '&lt;EOF&gt;'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/>
          <table:table-cell table:style-name="ce6" table:number-columns-repeated="2"/>
          <table:table-cell table:number-columns-repeated="8"/>
          <table:table-cell table:style-name="ce27"/>
          <table:table-cell/>
          <table:table-cell table:style-name="ce7" table:number-columns-repeated="1011"/>
        </table:table-row>
        <table:table-row table:style-name="ro18">
          <table:table-cell office:value-type="float" office:value="56" calcext:value-type="float">
            <text:p>56</text:p>
          </table:table-cell>
          <table:table-cell table:style-name="ce6" office:value-type="string" calcext:value-type="string">
            <text:p>Client Get By ID </text:p>
          </table:table-cell>
          <table:table-cell table:style-name="ce6" office:value-type="string" calcext:value-type="string">
            <text:p>/client?clientid=7725119e-7f48-4c8b-997a-0b2e5ef2d3ca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2" office:value-type="string" calcext:value-type="string">
            <text:p>{"success":"success","result":[{"clientid":"75ad5122-434c-4ebc-97c9-4b1d84dc6c2b","appid":"4051eb5b-056a-4041-bdc7-b05e9997a29c","clientdesc":"client info","clientname":"client 1","create_ts":"2017-03-03T14:04:33.336Z","defaultrole":"c9e09e2d-da86-4133-a78f-04a1bbda204e","isactive":true,"isdelete":false,"metainfo":{"info":"AHM1233"},"mod_by":null,"mod_ts":"2017-03-03T14:04:33.336Z"}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4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1">
          <table:table-cell table:style-name="ce5" office:value-type="string" calcext:value-type="string">
            <text:p>Get by List</text:p>
          </table:table-cell>
          <table:table-cell table:number-columns-repeated="12"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Client list without token</text:p>
          </table:table-cell>
          <table:table-cell office:value-type="string" calcext:value-type="string">
            <text:p>/client/list?appid=2038faec-3904-42d7-835c-0cd615c27209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20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3"/>
          <table:table-cell table:style-name="ce7" table:number-columns-repeated="1011"/>
        </table:table-row>
        <table:table-row table:style-name="ro7">
          <table:table-cell office:value-type="float" office:value="58" calcext:value-type="float">
            <text:p>58</text:p>
          </table:table-cell>
          <table:table-cell office:value-type="string" calcext:value-type="string">
            <text:p>Client List with int app id</text:p>
          </table:table-cell>
          <table:table-cell table:style-name="ce6" office:value-type="string" calcext:value-type="string">
            <text:p>/client/list?appid=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office:value-type="string" calcext:value-type="string">
            <text:p>BAD REQUEST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1"/>
          <table:table-cell table:style-name="ce24"/>
          <table:table-cell/>
          <table:table-cell table:style-name="ce7" table:number-columns-repeated="1011"/>
        </table:table-row>
        <table:table-row table:style-name="ro7">
          <table:table-cell office:value-type="float" office:value="59" calcext:value-type="float">
            <text:p>59</text:p>
          </table:table-cell>
          <table:table-cell office:value-type="string" calcext:value-type="string">
            <text:p>Client List with alphabet appid</text:p>
          </table:table-cell>
          <table:table-cell table:style-name="ce6" office:value-type="string" calcext:value-type="string">
            <text:p>/client/list?appid=w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style-name="ce20" office:value-type="string" calcext:value-type="string">
            <text:p>BAD REQUEST</text:p>
          </table:table-cell>
          <table:table-cell office:value-type="string" calcext:value-type="string">
            <text:p>BAD REQUEST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>
          <table:table-cell table:number-columns-repeated="11"/>
          <table:table-cell table:style-name="ce24"/>
          <table:table-cell/>
          <table:table-cell table:style-name="ce7" table:number-columns-repeated="1011"/>
        </table:table-row>
        <table:table-row table:style-name="ro19">
          <table:table-cell office:value-type="float" office:value="60" calcext:value-type="float">
            <text:p>60</text:p>
          </table:table-cell>
          <table:table-cell office:value-type="string" calcext:value-type="string">
            <text:p>Client List</text:p>
          </table:table-cell>
          <table:table-cell table:style-name="ce6" office:value-type="string" calcext:value-type="string">
            <text:p>/client/list?appid=2038faec-3904-42d7-835c-0cd615c27209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2" office:value-type="string" calcext:value-type="string">
            <text:p>{"success":"success","result":[{"clientid":"75ad5122-434c-4ebc-97c9-4b1d84dc6c2b","appid":"4051eb5b-056a-4041-bdc7-b05e9997a29c","clientdesc":"client info","clientname":"client 1","create_ts":"2017-03-03T14:04:33.336Z","defaultrole":"c9e09e2d-da86-4133-a78f-04a1bbda204e","isactive":true,"isdelete":false,"metainfo":{"info":"AHM1233"},"mod_by":null,"mod_ts":"2017-03-03T14:04:33.336Z"}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4" office:value-type="string" calcext:value-type="string">
            <text:p>PASS</text:p>
          </table:table-cell>
          <table:table-cell/>
          <table:table-cell table:style-name="ce7"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App User - Creat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string" calcext:value-type="string">
            <text:p>App user create – without mandatory detail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 text:c="2"/>}</text:p>
          </table:table-cell>
          <table:table-cell table:style-name="ce19" office:value-type="string" calcext:value-type="string">
            <text:p><text:span text:style-name="T3">{</text:span></text:p>
            <text:p><text:span text:style-name="T3">"emailid" :"",</text:span></text:p>
            <text:p><text:span text:style-name="T3">"firstname" : "bhumi",</text:span></text:p>
            <text:p><text:span text:style-name="T3">"lastname":"patel",</text:span></text:p>
            <text:p><text:span text:style-name="T3">"metainfo": {"info":"AHM1233"},</text:span></text:p>
            <text:p><text:span text:style-name="T3">"password":"pwd1",</text:span></text:p>
            <text:p><text:span text:style-name="T3">"phone" : "9999977777"</text:span></text:p>
            <text:p><text:span text:style-name="T3">}</text:span></text:p>
          </table:table-cell>
          <table:table-cell table:style-name="ce22" office:value-type="string" calcext:value-type="string">
            <text:p>{"errormessage":[{"param":"emailid","msg":"empty emailid","value":""}]}</text:p>
          </table:table-cell>
          <table:table-cell table:style-name="ce20" office:value-type="string" calcext:value-type="string">
            <text:p>{"errormessage":[{"param":"emailid","msg":"empty emailid","value":"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6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App user <text:s/>create – mandatory detail with white space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19" office:value-type="string" calcext:value-type="string">
            <text:p><text:span text:style-name="T3">{</text:span></text:p>
            <text:p><text:span text:style-name="T3">"emailid" :"bhumi",</text:span></text:p>
            <text:p><text:span text:style-name="T3">"firstname" : "bhumi",</text:span></text:p>
            <text:p><text:span text:style-name="T3">"lastname":"patel",</text:span></text:p>
            <text:p><text:span text:style-name="T3">"metainfo": {"info":"AHM1233"},</text:span></text:p>
            <text:p><text:span text:style-name="T3">"password":" ",</text:span></text:p>
            <text:p><text:span text:style-name="T3">"phone" : "9999977777"</text:span></text:p>
            <text:p><text:span text:style-name="T3">}</text:span></text:p>
          </table:table-cell>
          <table:table-cell table:style-name="ce20" office:value-type="string" calcext:value-type="string">
            <text:p>white space not allowed for mandatory detail</text:p>
          </table:table-cell>
          <table:table-cell table:style-name="ce20" office:value-type="string" calcext:value-type="string">
            <text:p>{"success":"success","result":{"userid":"683579f8-990d-4343-b32e-fe809474a6c0"}}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FAIL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6">
          <table:table-cell office:value-type="float" office:value="63" calcext:value-type="float">
            <text:p>63</text:p>
          </table:table-cell>
          <table:table-cell office:value-type="string" calcext:value-type="string">
            <text:p>App user create 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15" office:value-type="string" calcext:value-type="string">
            <text:p><text:span text:style-name="T3">{</text:span></text:p>
            <text:p><text:span text:style-name="T3">"emailid" :"bhumi.patel@einfochips.com",</text:span></text:p>
            <text:p><text:span text:style-name="T3">"firstname" : "bhumi",</text:span></text:p>
            <text:p><text:span text:style-name="T3">"lastname":"patel",</text:span></text:p>
            <text:p><text:span text:style-name="T3">"metainfo": {"info":"AHM1233"},</text:span></text:p>
            <text:p><text:span text:style-name="T3">"password":"pwd1",</text:span></text:p>
            <text:p><text:span text:style-name="T3">"phone" : "9999977777"</text:span></text:p>
            <text:p><text:span text:style-name="T3">}</text:span></text:p>
          </table:table-cell>
          <table:table-cell table:number-columns-repeated="2" table:style-name="ce22" office:value-type="string" calcext:value-type="string">
            <text:p>{"success":"success","result":{"userid":"673a1720-2af7-4fc0-a8fe-299575c9ac17"}} 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9"/>
          <table:table-cell table:style-name="ce20"/>
          <table:table-cell table:style-name="ce23"/>
          <table:table-cell table:number-columns-repeated="3"/>
          <table:table-cell table:style-name="ce24"/>
          <table:table-cell table:number-columns-repeated="1012"/>
        </table:table-row>
        <table:table-row table:style-name="ro20">
          <table:table-cell office:value-type="float" office:value="64" calcext:value-type="float">
            <text:p>64</text:p>
          </table:table-cell>
          <table:table-cell office:value-type="string" calcext:value-type="string">
            <text:p>App user Create – with same unique key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}</text:p>
          </table:table-cell>
          <table:table-cell table:style-name="ce10" office:value-type="string" calcext:value-type="string">
            <text:p><text:span text:style-name="T4">{"emailid":"bhumika.modia@einfochips.com",</text:span></text:p>
            <text:p><text:span text:style-name="T4">"firstname": "Bhumika",</text:span></text:p>
            <text:p><text:span text:style-name="T4">"lastname": "Modia",</text:span></text:p>
            <text:p><text:span text:style-name="T4">"metainfo": {"City":"Ahemdabad"}, </text:span></text:p>
            <text:p><text:span text:style-name="T4">"password": "Bhumika@123",</text:span></text:p>
            <text:p><text:span text:style-name="T4">"phone": "9999988888"</text:span></text:p>
            <text:p><text:span text:style-name="T5">}</text:span></text:p>
          </table:table-cell>
          <table:table-cell table:number-columns-repeated="2" table:style-name="ce22" office:value-type="string" calcext:value-type="string">
            <text:p>{"errormessage":"user already exist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Updat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string" calcext:value-type="string">
            <text:p>App user Update – without token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19" office:value-type="string" calcext:value-type="string">
            <text:p><text:span text:style-name="T3">{</text:span></text:p>
            <text:p><text:span text:style-name="T3">"emailid" :"bhumi",</text:span></text:p>
            <text:p><text:span text:style-name="T3">"firstname" : "bhumi",</text:span></text:p>
            <text:p><text:span text:style-name="T3">"lastname":"patel",</text:span></text:p>
            <text:p><text:span text:style-name="T3">"metainfo": {"info":"AHM1233"},</text:span></text:p>
            <text:p><text:span text:style-name="T3">"password":"pwd1",</text:span></text:p>
            <text:p><text:span text:style-name="T3">"phone" : "9999977777"</text:span></text:p>
            <text:p><text:span text:style-name="T3">}</text:span></text:p>
          </table:table-cell>
          <table:table-cell table:number-columns-repeated="2" table:style-name="ce20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4">
          <table:table-cell office:value-type="float" office:value="66" calcext:value-type="float">
            <text:p>66</text:p>
          </table:table-cell>
          <table:table-cell office:value-type="string" calcext:value-type="string">
            <text:p>App user create – with mandatory detail with white space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9" office:value-type="string" calcext:value-type="string">
            <text:p><text:span text:style-name="T3">{</text:span></text:p>
            <text:p><text:span text:style-name="T3">"emailid" :"bhumi.patel@gmail.com",</text:span></text:p>
            <text:p><text:span text:style-name="T3">"firstname" : "bhumi",</text:span></text:p>
            <text:p><text:span text:style-name="T3">"lastname":"patel",</text:span></text:p>
            <text:p><text:span text:style-name="T3">"metainfo": {"info":"AHM1233"},</text:span></text:p>
            <text:p><text:span text:style-name="T3">"password":" ",</text:span></text:p>
            <text:p><text:span text:style-name="T3">"phone" : "9999977777"</text:span></text:p>
            <text:p><text:span text:style-name="T3">}</text:span></text:p>
          </table:table-cell>
          <table:table-cell table:style-name="ce20" office:value-type="string" calcext:value-type="string">
            <text:p>white space not allowed for mandatory detail</text:p>
          </table:table-cell>
          <table:table-cell table:style-name="ce20" office:value-type="string" calcext:value-type="string">
            <text:p>{"success":"success"}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FAIL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4">
          <table:table-cell office:value-type="float" office:value="67" calcext:value-type="float">
            <text:p>67</text:p>
          </table:table-cell>
          <table:table-cell office:value-type="string" calcext:value-type="string">
            <text:p>App user create –not mandatory field with blank value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9" office:value-type="string" calcext:value-type="string">
            <text:p><text:span text:style-name="T3">{</text:span></text:p>
            <text:p><text:span text:style-name="T3">"emailid" :"bhumi",</text:span></text:p>
            <text:p><text:span text:style-name="T3">"firstname" : "bhumi",</text:span></text:p>
            <text:p><text:span text:style-name="T3">"lastname":"patel",</text:span></text:p>
            <text:p><text:span text:style-name="T3">"metainfo": {"info":"AHM1233"},</text:span></text:p>
            <text:p><text:span text:style-name="T3">"password":"pwd1",</text:span></text:p>
            <text:p><text:span text:style-name="T3">"phone" : ""</text:span></text:p>
            <text:p><text:span text:style-name="T3">}</text:span></text:p>
          </table:table-cell>
          <table:table-cell table:style-name="ce23" office:value-type="string" calcext:value-type="string">
            <text:p>allowed to create user with blank value if filed is not mandatory</text:p>
          </table:table-cell>
          <table:table-cell table:style-name="ce22" office:value-type="string" calcext:value-type="string">
            <text:p>{"errormessage":[{"param":"phone","msg":"empty phone","value":""}]}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FAIL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7">
          <table:table-cell office:value-type="float" office:value="68" calcext:value-type="float">
            <text:p>68</text:p>
          </table:table-cell>
          <table:table-cell office:value-type="string" calcext:value-type="string">
            <text:p>App user Update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 table:style-name="ce19" office:value-type="string" calcext:value-type="string">
            <text:p><text:span text:style-name="T3">{</text:span></text:p>
            <text:p><text:span text:style-name="T3">"firstname" : "bhumi",</text:span></text:p>
            <text:p><text:span text:style-name="T3">"lastname":"patel",</text:span></text:p>
            <text:p><text:span text:style-name="T3">"metainfo": {"info":"AHM1233"},</text:span></text:p>
            <text:p><text:span text:style-name="T3">"password":"pwd1",</text:span></text:p>
            <text:p><text:span text:style-name="T3">"phone" : "9999977777"</text:span></text:p>
            <text:p><text:span text:style-name="T3">}</text:span></text:p>
          </table:table-cell>
          <table:table-cell table:number-columns-repeated="2" table:style-name="ce20" office:value-type="string" calcext:value-type="string">
            <text:p>{"success":"success"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login</text:p>
          </table:table-cell>
          <table:table-cell table:number-columns-repeated="4"/>
          <table:table-cell table:style-name="ce14"/>
          <table:table-cell table:style-name="ce20" table:number-columns-repeated="2"/>
          <table:table-cell table:number-columns-repeated="3"/>
          <table:table-cell table:style-name="ce24"/>
          <table:table-cell table:number-columns-repeated="1012"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string" calcext:value-type="string">
            <text:p>App user login client id inactive/deleted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<text:span text:style-name="T7">{</text:span></text:p>
            <text:p><text:span text:style-name="T8">"emailid" :"</text:span><text:span text:style-name="T8"><text:a xlink:href="mailto:bhumi.patel@gmail.com" xlink:type="simple">bhumi.patel@gmail.com</text:a></text:span><text:span text:style-name="T8">",</text:span></text:p>
            <text:p><text:span text:style-name="T8">"firstname" : "bhumi",</text:span></text:p>
            <text:p><text:span text:style-name="T8">"lastname":"patel",</text:span></text:p>
            <text:p><text:span text:style-name="T8">"metainfo": {"info":"AHM1233"},</text:span></text:p>
            <text:p><text:span text:style-name="T8">"password":"pwd1",</text:span></text:p>
            <text:p><text:span text:style-name="T8">"phone" : "9999977777"</text:span></text:p>
            <text:p><text:span text:style-name="T8">}</text:span></text:p>
          </table:table-cell>
          <table:table-cell table:number-columns-repeated="2" table:style-name="ce20" office:value-type="string" calcext:value-type="string">
            <text:p>{"errormessage":"client id not found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5">
          <table:table-cell office:value-type="float" office:value="70" calcext:value-type="float">
            <text:p>70</text:p>
          </table:table-cell>
          <table:table-cell office:value-type="string" calcext:value-type="string">
            <text:p>App user login app id inactive/deleted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<text:span text:style-name="T7">{</text:span></text:p>
            <text:p><text:span text:style-name="T8">"emailid" :"</text:span><text:span text:style-name="T8"><text:a xlink:href="mailto:bhumi.patel@gmail.com" xlink:type="simple">bhumi.patel@gmail.com</text:a></text:span><text:span text:style-name="T8">",</text:span></text:p>
            <text:p><text:span text:style-name="T8">"firstname" : "bhumi",</text:span></text:p>
            <text:p><text:span text:style-name="T8">"lastname":"patel",</text:span></text:p>
            <text:p><text:span text:style-name="T8">"metainfo": {"info":"AHM1233"},</text:span></text:p>
            <text:p><text:span text:style-name="T8">"password":"pwd1",</text:span></text:p>
            <text:p><text:span text:style-name="T8">"phone" : "9999977777"</text:span></text:p>
            <text:p><text:span text:style-name="T8">}</text:span></text:p>
          </table:table-cell>
          <table:table-cell table:number-columns-repeated="2" table:style-name="ce20" office:value-type="string" calcext:value-type="string">
            <text:p>{"errormessage":"app is not active or not found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0" table:number-columns-repeated="2"/>
          <table:table-cell table:number-columns-repeated="3"/>
          <table:table-cell table:style-name="ce24"/>
          <table:table-cell table:number-columns-repeated="1012"/>
        </table:table-row>
        <table:table-row table:style-name="ro1">
          <table:table-cell table:style-name="ce5" office:value-type="string" calcext:value-type="string">
            <text:p>Get by ID</text:p>
          </table:table-cell>
          <table:table-cell table:number-columns-repeated="1023"/>
        </table:table-row>
        <table:table-row table:style-name="ro11">
          <table:table-cell office:value-type="float" office:value="71" calcext:value-type="float">
            <text:p>71</text:p>
          </table:table-cell>
          <table:table-cell office:value-type="string" calcext:value-type="string">
            <text:p>App user Get By ID – without token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20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1">
          <table:table-cell office:value-type="float" office:value="72" calcext:value-type="float">
            <text:p>72</text:p>
          </table:table-cell>
          <table:table-cell table:style-name="ce6" office:value-type="string" calcext:value-type="string">
            <text:p>App user Get By ID </text:p>
          </table:table-cell>
          <table:table-cell office:value-type="string" calcext:value-type="string">
            <text:p>/app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0" office:value-type="string" calcext:value-type="string">
            <text:p>{"success":"success","result":[{"clientid":"7725119e-7f48-4c8b-997a-0b2e5ef2d3ca","appid":"2038faec-3904-42d7-835c-0cd615c27209","clientdesc":"client 1","clientname":"Client 1","create_ts":"2017-03-01T11:56:42.288Z","defaultrole":null,"isactive":true,"isdelete":false,"metainfo":{"info":"AHM1233"},"mod_by":null,"mod_ts":"2017-03-01T11:56:42.288Z"}]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>
          <table:table-cell table:style-name="ce5" office:value-type="string" calcext:value-type="string">
            <text:p>Get by Lis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App user list without token</text:p>
          </table:table-cell>
          <table:table-cell office:value-type="string" calcext:value-type="string">
            <text:p>/appuser/list?appid=2038faec-3904-42d7-835c-0cd615c27209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<text:s/>}</text:p>
          </table:table-cell>
          <table:table-cell/>
          <table:table-cell table:number-columns-repeated="2" table:style-name="ce20" office:value-type="string" calcext:value-type="string">
            <text:p>{"errormessage":"token not available! provide token for authentication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7">
          <table:table-cell office:value-type="float" office:value="74" calcext:value-type="float">
            <text:p>74</text:p>
          </table:table-cell>
          <table:table-cell office:value-type="string" calcext:value-type="string">
            <text:p>App user List with int app id</text:p>
          </table:table-cell>
          <table:table-cell office:value-type="string" calcext:value-type="string">
            <text:p>/appuser/list?appid=2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office:value-type="string" calcext:value-type="string">
            <text:p>BAD REQUEST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7">
          <table:table-cell office:value-type="float" office:value="75" calcext:value-type="float">
            <text:p>75</text:p>
          </table:table-cell>
          <table:table-cell office:value-type="string" calcext:value-type="string">
            <text:p>App user List with alphabet appid</text:p>
          </table:table-cell>
          <table:table-cell office:value-type="string" calcext:value-type="string">
            <text:p>/appuser/list?appid=eww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style-name="ce20" office:value-type="string" calcext:value-type="string">
            <text:p>BAD REQUEST</text:p>
          </table:table-cell>
          <table:table-cell office:value-type="string" calcext:value-type="string">
            <text:p>BAD REQUEST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2">
          <table:table-cell office:value-type="float" office:value="76" calcext:value-type="float">
            <text:p>76</text:p>
          </table:table-cell>
          <table:table-cell office:value-type="string" calcext:value-type="string">
            <text:p>App user List</text:p>
          </table:table-cell>
          <table:table-cell office:value-type="string" calcext:value-type="string">
            <text:p>/appuser/list?appid=2038faec-3904-42d7-835c-0cd615c27209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 "Content-Type": "application/json" ,"authorization":"eyJhbGciOiJIUzI1NiIsInR5cCI6IkpXVCJ9.eyJtdXNlcmlkIjoiNzcwZWQ3MzQtMWM3OC00YTcwLWEzMDYtMDYwNGJlMTJkMDA4IiwiZW1haWxpZCI6ImJodW1pa2EubW9kaWFAZWluZm9jaGlwcy5jb20iLCJpYXQiOjE0ODgzNTg2MjYsImV4cCI6MTQ4ODQwODYyNn0.fsSeg-A1gT-NG6d6Iox_-yjIF97E4uE-d8OlQrK4wNA" <text:s/>}</text:p>
          </table:table-cell>
          <table:table-cell/>
          <table:table-cell table:number-columns-repeated="2" table:style-name="ce20" office:value-type="string" calcext:value-type="string">
            <text:p>{"success":"success","result":[{"userid":"c952f8d8-3d2e-457d-a23e-267caeec5137","appid":"2038faec-3904-42d7-835c-0cd615c27209","create_ts":"2017-03-01T12:23:41.642Z","emailid":null,"firstname":"bhumi","isactive":true,"isdelete":false,"lastname":"patel","metainfo":{"info":"AHM1233"},"mod_by":null,"mod_ts":"2017-03-01T12:23:41.642Z","password":"1499d0c1","phone":"9999977777","role":["3585a05c-79af-4758-b579-9ef62526590b"]},{"userid":"683579f8-990d-4343-b32e-fe809474a6c0","appid":"2038faec-3904-42d7-835c-0cd615c27209","create_ts":"2017-03-01T12:21:22.751Z","emailid":"bhumi.patel@einfochips.com","firstname":"bhumi","isactive":true,"isdelete":false,"lastname":"patel","metainfo":{"info":"AHM1233"},"mod_by":null,"mod_ts":"2017-03-01T12:21:22.751Z","password":"1499d0c1","phone":"9999977777","role":["3585a05c-79af-4758-b579-9ef62526590b"]}]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Logi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9">
          <table:table-cell office:value-type="float" office:value="77" calcext:value-type="float">
            <text:p>77</text:p>
          </table:table-cell>
          <table:table-cell office:value-type="string" calcext:value-type="string">
            <text:p>App user login – with wrong password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table:style-name="ce7" office:value-type="string" calcext:value-type="string">
            <text:p><text:span text:style-name="T9">{"emailid":"</text:span><text:span text:style-name="T10">bhumi.patel@einfochips.com</text:span><text:span text:style-name="T9">",</text:span></text:p>
            <text:p><text:span text:style-name="T9">"password": "</text:span><text:span text:style-name="T9"><text:a xlink:href="mailto:Bhumika@123" xlink:type="simple">p</text:a></text:span><text:span text:style-name="T9">1",</text:span></text:p>
            <text:p><text:span text:style-name="T9">"clientid":"5a0f5656-257f-4e44-9d1b-e4fac66d9db2",</text:span></text:p>
            <text:p><text:span text:style-name="T9">}</text:span></text:p>
          </table:table-cell>
          <table:table-cell table:number-columns-repeated="2" table:style-name="ce20" office:value-type="string" calcext:value-type="string">
            <text:p>{"errormessage":"login failed"}</text:p>
          </table:table-cell>
          <table:table-cell table:number-columns-repeated="2" office:value-type="float" office:value="401" calcext:value-type="float">
            <text:p>401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App user login – with wrong Email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<text:span text:style-name="T9">{"emailid":"</text:span><text:span text:style-name="T10">bhumi.patel</text:span><text:span text:style-name="T9">",</text:span></text:p>
            <text:p><text:span text:style-name="T9">"password": "</text:span><text:span text:style-name="T9"><text:a xlink:href="mailto:Bhumika@123" xlink:type="simple">p</text:a></text:span><text:span text:style-name="T9">wd1",</text:span></text:p>
            <text:p><text:span text:style-name="T9">"clientid":"5a0f5656-257f-4e44-9d1b-e4fac66d9db2",</text:span></text:p>
            <text:p><text:span text:style-name="T9">}</text:span></text:p>
            <text:p/>
          </table:table-cell>
          <table:table-cell table:number-columns-repeated="2" table:style-name="ce20" office:value-type="string" calcext:value-type="string">
            <text:p>{"errormessage":"login failed"}</text:p>
          </table:table-cell>
          <table:table-cell table:number-columns-repeated="2" office:value-type="float" office:value="401" calcext:value-type="float">
            <text:p>401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12">
          <table:table-cell office:value-type="float" office:value="79" calcext:value-type="float">
            <text:p>79</text:p>
          </table:table-cell>
          <table:table-cell office:value-type="string" calcext:value-type="string">
            <text:p>App user login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<text:span text:style-name="T9">{"emailid":"</text:span><text:span text:style-name="T10">bhumi.patel@einfochips.com</text:span><text:span text:style-name="T9">",</text:span></text:p>
            <text:p><text:span text:style-name="T9">"password": "</text:span><text:span text:style-name="T9"><text:a xlink:href="mailto:Bhumika@123" xlink:type="simple">p</text:a></text:span><text:span text:style-name="T9">wd1",</text:span></text:p>
            <text:p><text:span text:style-name="T9">"clientid":"5a0f5656-257f-4e44-9d1b-e4fac66d9db2",</text:span></text:p>
            <text:p><text:span text:style-name="T9">}</text:span></text:p>
          </table:table-cell>
          <table:table-cell office:value-type="string" calcext:value-type="string">
            <text:p>{"success":"success","result":{"AuthToken":"eyJhbGciOiJIUzI1NiIsInR5cCI6IkpXVCJ9.eyJtdXNlcmlkIjoiNzcwZWQ3MzQtMWM3OC00YTcwLWEzMDYtMDYwNGJlMTJkMDA4IiwiZW1haWxpZCI6ImJodW1pa2EubW9kaWFAZWluZm9jaGlwcy5jb20iLCJpYXQiOjE0ODgzNjEwODQsImV4cCI6MTQ4ODQxMTA4NH0.59MZDb9WRylarPxgK25NpQHUJOVgaiTiif5xT-fmPRs"}}</text:p>
          </table:table-cell>
          <table:table-cell table:style-name="ce20" office:value-type="string" calcext:value-type="string">
            <text:p>{"success":"success","result":{"AuthToken":"eyJhbGciOiJIUzI1NiIsInR5cCI6IkpXVCJ9.eyJtdXNlcmlkIjoiNzcwZWQ3MzQtMWM3OC00YTcwLWEzMDYtMDYwNGJlMTJkMDA4IiwiZW1haWxpZCI6ImJodW1pa2EubW9kaWFAZWluZm9jaGlwcy5jb20iLCJpYXQiOjE0ODgzNjEwODQsImV4cCI6MTQ4ODQxMTA4NH0.59MZDb9WRylarPxgK25NpQHUJOVgaiTiif5xT-fmPRs"}}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9">
          <table:table-cell office:value-type="float" office:value="80" calcext:value-type="float">
            <text:p>80</text:p>
          </table:table-cell>
          <table:table-cell office:value-type="string" calcext:value-type="string">
            <text:p>App user login client id inactive/deleted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<text:span text:style-name="T1">{"emailid":"</text:span><text:span text:style-name="T11">bhumi.patel@einfochips.com</text:span><text:span text:style-name="T1">",</text:span></text:p>
            <text:p><text:span text:style-name="T1">"password": "</text:span><text:span text:style-name="T1"><text:a xlink:href="mailto:Bhumika@123" xlink:type="simple">p</text:a></text:span><text:span text:style-name="T1">1",</text:span></text:p>
            <text:p><text:span text:style-name="T1">"clientid":"5a0f5656-257f-4e44-9d1b-e4fac66d9db2",</text:span></text:p>
            <text:p><text:span text:style-name="T1">}</text:span></text:p>
          </table:table-cell>
          <table:table-cell table:number-columns-repeated="2" table:style-name="ce20" office:value-type="string" calcext:value-type="string">
            <text:p>{"errormessage":"client id not found"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9">
          <table:table-cell office:value-type="float" office:value="81" calcext:value-type="float">
            <text:p>81</text:p>
          </table:table-cell>
          <table:table-cell office:value-type="string" calcext:value-type="string">
            <text:p>App user login app id inactive/deleted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"Content-Type": "application/json" <text:s/>}</text:p>
          </table:table-cell>
          <table:table-cell office:value-type="string" calcext:value-type="string">
            <text:p><text:span text:style-name="T1">{"emailid":"</text:span><text:span text:style-name="T11">bhumi.patel@einfochips.com</text:span><text:span text:style-name="T1">",</text:span></text:p>
            <text:p><text:span text:style-name="T1">"password": "</text:span><text:span text:style-name="T1"><text:a xlink:href="mailto:Bhumika@123" xlink:type="simple">p</text:a></text:span><text:span text:style-name="T1">1",</text:span></text:p>
            <text:p><text:span text:style-name="T1">"clientid":"5a0f5656-257f-4e44-9d1b-e4fac66d9db2",</text:span></text:p>
            <text:p><text:span text:style-name="T1">}</text:span></text:p>
          </table:table-cell>
          <table:table-cell table:number-columns-repeated="2" table:style-name="ce20" office:value-type="string" calcext:value-type="string">
            <text:p>{"errormessage":"app id not found"} 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4" office:value-type="string" calcext:value-type="string">
            <text:p>PASS</text:p>
          </table:table-cell>
          <table:table-cell table:number-columns-repeated="1012"/>
        </table:table-row>
        <table:table-row table:style-name="ro3" table:number-rows-repeated="10483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8:31:45.229989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9:40:02.536246773</meta:creation-date>
    <dc:date>2017-03-03T19:48:04.266790828</dc:date>
    <meta:editing-duration>PT1H17M30S</meta:editing-duration>
    <meta:editing-cycles>18</meta:editing-cycles>
    <meta:generator>LibreOffice/5.1.6.2$Linux_X86_64 LibreOffice_project/10m0$Build-2</meta:generator>
    <meta:document-statistic meta:table-count="1" meta:cell-count="967" meta:object-count="0"/>
  </office:meta>
</office:document-meta>
</file>